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speakTODO: Минимальный Roadmap MVP (solo)</text:p>
      <text:p text:style-name="Standard">✅ Неделя 1: PostgreSQL + логика задач</text:p>
      <text:p text:style-name="Standard"><text:s/>Поднять PostgreSQL на сервере (Vultr)</text:p>
      <text:p text:style-name="Standard"/>
      <text:p text:style-name="Standard"><text:s/>Импортировать speaktodo-solo-schema.sql</text:p>
      <text:p text:style-name="Standard"/>
      <text:p text:style-name="Standard"><text:s/>Реализовать SQL-функции:</text:p>
      <text:p text:style-name="Standard">add_task()</text:p>
      <text:p text:style-name="Standard">update_task_status()</text:p>
      <text:p text:style-name="Standard">delete_task()</text:p>
      <text:p text:style-name="Standard">get_tasks_by_status()</text:p>
      <text:p text:style-name="Standard"/>
      <text:p text:style-name="Standard">Протестировать через psql (без UI)</text:p>
      <text:p text:style-name="Standard"/>
      <text:p text:style-name="Standard">✅ Неделя 2: Интерфейс (HTML/JS)</text:p>
      <text:p text:style-name="Standard"><text:s/>Подключить готовый UI (или доработать)</text:p>
      <text:p text:style-name="Standard"/>
      <text:p text:style-name="Standard"><text:s/>Добавление задач через форму</text:p>
      <text:p text:style-name="Standard"/>
      <text:p text:style-name="Standard"><text:s/>Список задач с кнопками: "started", "needs_finish", "completed", "cancel", "edit"</text:p>
      <text:p text:style-name="Standard"/>
      <text:p text:style-name="Standard"><text:s/>Сортировка: по дате, приоритету, статусу</text:p>
      <text:p text:style-name="Standard"/>
      <text:p text:style-name="Standard"><text:s/>Всё через fetch-запросы к Node.js-серверу</text:p>
      <text:p text:style-name="Standard"/>
      <text:p text:style-name="Standard">✅ Неделя 3: Node.js API-шлюз</text:p>
      <text:p text:style-name="Standard"><text:s/>Поднять Express-сервер</text:p>
      <text:p text:style-name="Standard"/>
      <text:p text:style-name="Standard"><text:s/>Прокинуть маршруты:</text:p>
      <text:p text:style-name="Standard"/>
      <text:p text:style-name="Standard">POST /task</text:p>
      <text:p text:style-name="Standard">GET /tasks</text:p>
      <text:p text:style-name="Standard">PATCH /task/:id</text:p>
      <text:p text:style-name="Standard">DELETE /task/:id</text:p>
      <text:p text:style-name="Standard"/>
      <text:p text:style-name="Standard"><text:s/>Добавить заглушку POST /ask-ai (для будущей интеграции с ИИ)</text:p>
      <text:p text:style-name="Standard"/>
      <text:p text:style-name="Standard"><text:s/>Обработка ошибок и валидация</text:p>
      <text:p text:style-name="Standard"/>
      <text:p text:style-name="Standard">✅ Неделя 4: Финальный MVP</text:p>
      <text:p text:style-name="Standard"><text:s/>Соединить всё: UI → Node → PostgreSQL</text:p>
      <text:p text:style-name="Standard"/>
      <text:p text:style-name="Standard"><text:s/>Проверить логику на реальных задачах</text:p>
      <text:p text:style-name="Standard"/>
      <text:p text:style-name="Standard"><text:s/>Экспорт проекта (на сервер или zip)</text:p>
      <text:p text:style-name="Standard"/>
      <text:p text:style-name="Standard"><text:s/>Мини-документация (1-2 страницы)</text:p>
      <text:p text:style-name="Standard"/>
      <text:p text:style-name="Standard">Also s. speaktodo-MVP-Scheme.p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8:24:14.050032447</meta:creation-date>
    <dc:date>2025-05-20T18:26:20.300920567</dc:date>
    <meta:editing-duration>PT2M7S</meta:editing-duration>
    <meta:editing-cycles>1</meta:editing-cycles>
    <meta:document-statistic meta:table-count="0" meta:image-count="0" meta:object-count="0" meta:page-count="1" meta:paragraph-count="31" meta:word-count="122" meta:character-count="957" meta:non-whitespace-character-count="849"/>
    <meta:generator>LibreOffice/7.3.7.2$Linux_X86_64 LibreOffice_project/30$Build-2</meta:generator>
  </office:meta>
</office:document-meta>
</file>